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0190c2" officeooo:paragraph-rsid="000190c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0190c2" officeooo:paragraph-rsid="000190c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032c01" officeooo:paragraph-rsid="00032c0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07493e" officeooo:paragraph-rsid="0007493e" style:font-size-asian="20pt" style:font-weight-asian="bold" style:font-size-complex="2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fo:font-size="20pt" fo:font-weight="bold" officeooo:rsid="00032c01" officeooo:paragraph-rsid="00032c01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fo:font-size="20pt" fo:font-weight="bold" officeooo:rsid="000585dd" officeooo:paragraph-rsid="000585dd" style:font-size-asian="20pt" style:font-weight-asian="bold" style:font-size-complex="20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loext:opacity="100%" fo:font-size="20pt" fo:font-weight="bold" officeooo:rsid="0007493e" officeooo:paragraph-rsid="0007493e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07493e" officeooo:paragraph-rsid="0007493e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0a6175" officeooo:paragraph-rsid="000a6175" style:font-size-asian="20pt" style:font-weight-asian="bold" style:font-size-complex="20pt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color="#000000" loext:opacity="100%" fo:font-size="20pt" fo:font-weight="bold" officeooo:rsid="000a6175" officeooo:paragraph-rsid="000a6175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fo:font-size="20pt" fo:font-weight="bold" officeooo:rsid="000a6175" officeooo:paragraph-rsid="000a6175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5983b0" loext:opacity="100%" fo:font-size="20pt" fo:font-weight="bold" officeooo:rsid="000a6175" officeooo:paragraph-rsid="000a6175" style:font-size-asian="20pt" style:font-weight-asian="bold" style:font-size-complex="20pt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fo:color="#5983b0" loext:opacity="100%" fo:font-size="20pt" fo:font-weight="bold" officeooo:rsid="000a6175" officeooo:paragraph-rsid="000a6175" style:font-size-asian="20pt" style:font-weight-asian="bold" style:font-size-complex="20pt" style:font-weight-complex="bold"/>
    </style:style>
    <style:style style:name="T1" style:family="text">
      <style:text-properties officeooo:rsid="000a617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apes de configuration</text:p>
      <text:p text:style-name="P2">1. Assigner des adresses ip et activer les ports des Routeurs.</text:p>
      <text:p text:style-name="P2">2.Configurer ospf sur les routeurs.</text:p>
      <text:p text:style-name="P3">3.Configurer les elements de base sur les FW</text:p>
      <text:list text:style-name="L1">
        <text:list-item>
          <text:p text:style-name="P5">hostname</text:p>
        </text:list-item>
        <text:list-item>
          <text:p text:style-name="P5">les interfaces</text:p>
        </text:list-item>
        <text:list-item>
          <text:p text:style-name="P6">autoriser </text:p>
        </text:list-item>
      </text:list>
      <text:p text:style-name="P4">4.Attribuer une ip add a l’interface du webterm</text:p>
      <text:list text:style-name="L2">
        <text:list-item>
          <text:p text:style-name="P7">click droit → edit config</text:p>
        </text:list-item>
        <text:list-item>
          <text:p text:style-name="P7">double click → terminal → entrer ‘ifup eth0’ pour appliquer la config</text:p>
        </text:list-item>
        <text:list-item>
          <text:p text:style-name="P7">configurer les ports du FW via l’interface graphique</text:p>
          <text:p text:style-name="P7"/>
        </text:list-item>
      </text:list>
      <text:p text:style-name="P4">5.<text:span text:style-name="T1">Configurer les politiques FW via l’interface graphique</text:span></text:p>
      <text:p text:style-name="P9">6.Configurer ospf via l’interface graphique</text:p>
      <text:p text:style-name="P9"/>
      <text:p text:style-name="P11">probleme rencontrer : </text:p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10">echec du ping entre deux pc de deux LAN</text:p>
                    </text:list-item>
                  </text:list>
                </text:list-item>
              </text:list>
            </text:list-item>
          </text:list>
        </text:list-item>
      </text:list>
      <text:p text:style-name="P12">Cause : </text:p>
      <text:list text:style-name="L5">
        <text:list-item>
          <text:p text:style-name="P13">j’ai attribuer le meme ID aux FW et aux Routeurs</text:p>
        </text:list-item>
        <text:list-item>
          <text:p text:style-name="P13">j’ai mentionner le mauvais reseau dans la config ospf</text:p>
        </text:list-item>
      </text:list>
      <text:p text:style-name="P12">Consequence : les FW et les routeurs refuse d’etablir le voisinage ospf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6:00:13.405615425</meta:creation-date>
    <dc:date>2026-04-22T11:08:46.927260621</dc:date>
    <meta:editing-duration>PT1H12M2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131" meta:character-count="740" meta:non-whitespace-character-count="635"/>
  </office:meta>
</office:document-meta>
</file>